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1"/>
        <table:table-column table:style-name="co18" table:default-cell-style-name="ce2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5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4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2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3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0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2" office:value-type="string" calcext:value-type="string">
            <text:p>change reward function in aubo env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8T13:28:28.389544541</dc:date>
    <meta:editing-duration>P4DT10H25M12S</meta:editing-duration>
    <meta:editing-cycles>162</meta:editing-cycles>
    <meta:generator>LibreOffice/5.1.6.2$Linux_X86_64 LibreOffice_project/10m0$Build-2</meta:generator>
    <meta:document-statistic meta:table-count="1" meta:cell-count="585" meta:object-count="0"/>
  </office:meta>
</office:document-meta>
</file>